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6" office:value-type="currency" office:currency="USD" office:value="78583" calcext:value-type="currency">
            <text:p>$78,583.00</text:p>
          </table:table-cell>
          <table:table-cell table:style-name="ce6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7:12:41.060352045</dc:date>
    <meta:editing-duration>P9DT7H49M28S</meta:editing-duration>
    <meta:editing-cycles>94</meta:editing-cycles>
    <meta:generator>LibreOffice/5.1.6.2$Linux_X86_64 LibreOffice_project/10m0$Build-2</meta:generator>
    <meta:document-statistic meta:table-count="3" meta:cell-count="3161" meta:object-count="0"/>
  </office:meta>
</office:document-meta>
</file>